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Heiti TC Light" fo:font-size="12.0pt" fo:background-color="#e0e0e0"/>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09.06 16:52   |   <text:a xlink:type="simple" xlink:href="http://palinfo.habago.org/Entry?Command=Information_PrintForum&amp;iPage=1#FORUM37861"><text:span text:style-name="T1">#</text:span></text:a></text:p>
      <text:p text:style-name="P2">卡韓政變 (163)：明文規定，碧仲就輕 <text:line-break/><text:line-break/>陳真 2019.09.06. <text:line-break/><text:line-break/>謝謝小慧。是蔡碧仲沒錯啊，是筆誤，我還以為明文規定他改姓陳了耶。 <text:line-break/><text:line-break/>因為照顧小孩，昨晚一夜沒睡。中午去吃麵，點完菜之後我就坐著睡著了，當麵端來時，我突然被驚醒，頓時不知身在何處今夕何夕，只見到兩位女服務生彼此之間互使眼色，露出燦笑。當我悠悠醒來，才想起我是來吃麵，這是我第三次在同一家店睡著了，最長一次睡了將近兩個鐘頭，睡到整個下巴全是口水，給服務員們帶來一點工作中的樂趣。 <text:line-break/><text:line-break/>我上一篇文章就是在這樣一種腦袋不清的狀態下寫的，寫完之後幾分鐘就收到幾封指正函，幾個地方筆誤了。傳播速度之快，讓我被告的風險遽增，因為我根本提不出人渣黨貪污舞弊的證據。我有一些圈內人證，但我不相信這些人會幫忙作證，除非他們不要命了。 <text:line-break/><text:line-break/>人渣黨控制了司法檢調系統，法官紛紛改掛綠旗，以示忠貞；自己人大事化小，小事化無。你看，陳明文光是其中一個案子，六、七億的工程款項，居然只裁罰洩露底標的陳明文18萬，易科罰金不用坐牢。 <text:line-break/><text:line-break/>可是，民進黨開的法院及檢警調系統，對於異己或對人渣黨稍有不敬者，作風剛好相反，小事大辦，根本沒事也能把你弄出事來。比方說你寫文章批評民進黨政府 "送" 錢給一些每天在貪污國外貸款的所謂 "友邦"，這樣寫不行哦，你要說 "借" 錢才行 (可是這些錢明明將有去無回)，否則就是造謠，破壞公眾安寧，必須繩之以法。 <text:line-break/><text:line-break/>黨外時，國民黨是採積分制，就像超商累積點數兌換獎品那樣，積分夠了才會出事，才會有報應，平常一般不會有事。因此，黨外同志間經常以此互開玩笑，有時還當成問候語，見了面就問 "最近好嗎？積分夠了嗎？大家加油啊！" <text:line-break/><text:line-break/>人渣黨則不是這樣，積分當然是一定要的，那會影響你往後的前途。但是，積分制之外，也有立即兌獎的部份，兌獎方式眾多，比方說出動網軍造謠抹黑你，騷擾你工作的醫院或學校，或是在你的文章中挑語病做文章，然後以司法檢警調做為打壓工具。 <text:line-break/><text:line-break/>套句高達的話，"愛人者去愛，殺人者去殺"，囂張跋扈者也儘管去囂張跋扈，是非善惡究竟有沒有降臨島嶼的一天，我還真不敢說，畢竟我不曾見過，我只見過道高一尺，魔高一丈，人渣們始終吃香喝辣，而忠良之士卻必遭迫害。 <text:line-break/><text:line-break/>但是，即便公義從此消失於宇宙之間，我還是一樣厭惡不義，此心不渝。</text:p>
      <text:p text:style-name="P1">葉小慧   |  2019.09.06 13:12   |   <text:a xlink:type="simple" xlink:href="http://palinfo.habago.org/Entry?Command=Information_PrintForum&amp;iPage=1#FORUM37860"><text:span text:style-name="T1">#</text:span></text:a></text:p>
      <text:p text:style-name="P3">陳醫師好 <text:line-break/><text:line-break/>「卡韓政變 (162)：政治所為何事？ 」文中看到一點問題，陳碧仲是否應為「蔡」碧仲，為「法務部」次長。 <text:line-break/><text:line-break/>陳明文在我小時候，也就是30年前更久就已經在嘉義政壇活躍，有印象的正好是他從國民黨變成民進黨，然後嘉義縣就一路民進黨執政至今，高雄都變天了，嘉義縣依舊綠茫茫，地方生活還是青筍筍。為此，我在2014年曾經寫了一篇選舉感想文紀錄。 <text:line-break/><text:line-break/>現在大家都會酸「明文規定，碧仲就輕」，知道陳明文真的很誇張，可是然後呢？似乎又要無疾而終了。 <text:line-break/><text:line-break/>---- <text:line-break/>葉小慧 <text:line-break/>2014年11月30日 <text:line-break/><text:line-break/>接下來要講的這些話，因為選舉落幕了所以才敢講。 <text:line-break/><text:line-break/>回嘉義跟同學聚會，再回家跟家人東聊西聊，意外的居然也談到了政治。這跟我對娘家向來對政治冷漠的印象差距甚大，但也是這次談話讓我對這次選舉結果抱持非常悲觀的預期。 <text:line-break/><text:line-break/>嘉義從藍天變綠地，我經歷過，小時候一直有印象，不管哪個黨，通通有送500，然後鄉下人的道義就是，錢收了你不能不辦事，當然更不用說檢舉，除非你都不收咩，那你不收其他人都收了，你是要獨善其身還是跟大家一起。 <text:line-break/><text:line-break/>那時候的交換，也許一開始是500，但後面慢慢變成，選誰他會幫你造橋鋪路，會幫你在颱風過後山崩時候盡快幫你修路修橋，所以有關係就變得很重要，沒關係就得努力跟人家有關係，500也是關係，一票也是關係。 <text:line-break/><text:line-break/>山上中低收戶人家如我，熬出來在台北市當天龍人，說真的我很滿足了。外移是因為我身體差，除了唸書咬文嚼字，我不是下田的料，父親走了之後，母親也說，跟政府租的地由兄弟共業，女孩子拋棄繼承。嘉義沒什麼工作，先生工作也必須在台北，所以走到今天。 <text:line-break/><text:line-break/>藍天變綠地，是因為陳明文的轉投陣營。大家覺得沒關係，會做事就好，生活會變好就好。這一變十幾年。但接下來要說的是，什麼都沒變。 <text:line-break/><text:line-break/>娘家努力生產報國，可是孩子只能送公托，結果鄉說想要把公托委外給台南財團，惹得大家怒了，不了了之，然後明明有近千萬的經費，公托說沒錢了，沒辦法買新的娃娃車，剩下的一台娃娃車不能送孩子回山區，要父母接送，但奇怪另外一邊有縣議員什麼的家，娃娃車一定接送到家。 <text:line-break/><text:line-break/>我小時候印象中過得比較好的人家，現在還是過得比較好，甚至更好。他們不需要擔心孩子要送公托，因為他們孩子有私托，公托有沒有都沒關係，而公托沒了受影響最大的正是這些除了公托很難有其他選擇的中低收入戶。 <text:line-break/><text:line-break/>這只是其中一件事情。母親怒，相當怒，她說嘿說什麼選民進黨會比較好，傻傻相信，結果嘿啦人家比較好，咱呢？然後這次家鄉選情很無聊，幾乎都只有一位參選，因為上下都被搓好了。 <text:line-break/><text:line-break/>母親說，至少要一半一半，讓一黨有另一黨監督。說起來沒錯，但也錯了，我忍住沒提醒母親，檯面上這些政治人物，哪一個不是十幾年前就在，甚至更早，從我小時候到現在，他們說會監督，他們說會做好服務，早該做到了，何必到現在還是這些人在把持。他們吃得肥肥，我們裝得槌槌，裝到自己都信了。 <text:line-break/><text:line-break/>我跟某人爭論，說聯考制度對小時候我這種窮苦人家才是公平的。因為我以前不需要補習，憑自己努力憑自己衝刺，一樣可以上省女上國立大學，我可以走出循環。現在人說的公平正義，都是中產階級的公平正義，根本不是我們這種弱勢者的。中產階級他們要別人賺到的他們也要，別人享受的他們也要，這才是真的，所以教改怎麼改？就這樣改。 <text:line-break/><text:line-break/>一切都是自私，而這個環境供養自私最好的土壤，真正底層的還期望這些自私的人會替自己想，腦袋真的不夠清醒。 <text:line-break/><text:line-break/>我沒忍住，還是跟母親說，那妳可以表達自己的意見啊，她說「驚去吼郎砰砰」。這句話，真的在我心底開了一槍。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